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5.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8.894cm" fo:min-width="8.136cm"/>
    </style:style>
    <style:style style:name="gr6" style:family="graphic" style:parent-style-name="standard">
      <style:graphic-properties draw:fill-color="#00ccff" draw:textarea-horizontal-align="justify" draw:textarea-vertical-align="middle" draw:auto-grow-height="false" fo:min-height="2.798cm" fo:min-width="5.342cm"/>
    </style:style>
    <style:style style:name="gr7" style:family="graphic" style:parent-style-name="standard">
      <style:graphic-properties draw:textarea-horizontal-align="justify" draw:textarea-vertical-align="middle" draw:auto-grow-height="false" fo:min-height="7.628cm" fo:min-width="14.948cm"/>
    </style:style>
    <style:style style:name="gr8" style:family="graphic" style:parent-style-name="standard">
      <style:graphic-properties draw:textarea-horizontal-align="justify" draw:textarea-vertical-align="middle" draw:auto-grow-height="false" fo:min-height="7.628cm" fo:min-width="4.68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2.036cm" fo:min-width="3.564cm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1.02cm" fo:min-width="3.5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398cm" fo:min-width="6.344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398cm" fo:min-width="1.18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cm" fo:min-width="0.389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cm" fo:min-width="1.50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6.35cm" svg:height="3.302cm" svg:x="4.826cm" svg:y="3.556cm">
          <text:p text:style-name="P1">Serveur web<text:line-break/><text:span text:style-name="T1">(Ici Java, mais de très</text:span><text:span text:style-name="T1"><text:line-break/></text:span><text:span text:style-name="T1">nombreuses</text:span><text:span text:style-name="T1"><text:line-break/></text:span><text:span text:style-name="T1">technologies exist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3.302cm" svg:x="2.794cm" svg:y="10.16cm">
          <text:p text:style-name="P1">Serveur</text:p>
          <text:p text:style-name="P1">base de donné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302cm" svg:x="20.574cm" svg:y="3.556cm">
          <text:p text:style-name="P1">Ordinateur<text:line-break/>utilisateu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35cm" svg:y1="6.858cm" svg:x2="6.35cm" svg:y2="10.16cm">
          <text:p/>
        </draw:line>
        <draw:line draw:style-name="gr2" draw:text-style-name="P3" draw:layer="layout" svg:x1="8.128cm" svg:y1="10.16cm" svg:x2="8.128cm" svg:y2="6.858cm">
          <text:p/>
        </draw:line>
        <draw:line draw:style-name="gr2" draw:text-style-name="P3" draw:layer="layout" svg:x1="20.574cm" svg:y1="4.826cm" svg:x2="11.176cm" svg:y2="4.826cm">
          <text:p/>
        </draw:line>
        <draw:line draw:style-name="gr2" draw:text-style-name="P3" draw:layer="layout" svg:x1="11.176cm" svg:y1="5.588cm" svg:x2="20.574cm" svg:y2="5.588cm">
          <text:p/>
        </draw:line>
        <draw:frame draw:style-name="gr3" draw:text-style-name="P4" draw:layer="layout" svg:width="11.864cm" svg:height="0.962cm" svg:x="10.145cm" svg:y="1.986cm">
          <draw:text-box>
            <text:p>Requête GET www.simplon.co/aide.php </text:p>
          </draw:text-box>
        </draw:frame>
        <draw:frame draw:style-name="gr3" draw:text-style-name="P4" draw:layer="layout" svg:width="13.434cm" svg:height="4.517cm" svg:x="9.98cm" svg:y="7.62cm">
          <draw:text-box>
            <text:p>Réponse :<text:line-break/><text:tab/>page HTML (texte)</text:p>
            <text:p><text:tab/>Contenant éventuellement des liens vers :<text:line-break/><text:tab/><text:tab/>- image</text:p>
            <text:p><text:tab/><text:tab/>- css</text:p>
            <text:p><text:tab/><text:tab/>- javascript 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5" draw:text-style-name="P1" draw:layer="layout" svg:width="8.636cm" svg:height="9.144cm" svg:x="9.90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3.048cm" svg:x="11.376cm" svg:y="16.908cm">
          <text:p text:style-name="P1">Base de donné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3.048cm" svg:x="11.376cm" svg:y="12.808cm">
          <text:p text:style-name="P1">Modèle Java<text:line-break/>Hibernat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448cm" svg:height="7.878cm" svg:x="3.094cm" svg:y="2.282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3.048cm" svg:x="3.81cm" svg:y="3.248cm">
          <text:p text:style-name="P1">Reception requête<text:line-break/>routag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3.048cm" svg:x="7.866cm" svg:y="6.904cm">
          <text:p text:style-name="P1">Generation<text:line-break/>Répons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3.048cm" svg:x="11.666cm" svg:y="3.204cm">
          <text:p text:style-name="P1">Envoi réponse<text:line-break/>routag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57cm" svg:height="0.962cm" svg:x="8.89cm" svg:y="2.27cm">
          <draw:text-box>
            <text:p>Contrôleur</text:p>
          </draw:text-box>
        </draw:frame>
        <draw:frame draw:style-name="gr3" draw:text-style-name="P4" draw:layer="layout" svg:width="2.576cm" svg:height="0.962cm" svg:x="12.825cm" svg:y="11.23cm">
          <draw:text-box>
            <text:p>Modèle</text:p>
          </draw:text-box>
        </draw:frame>
        <draw:g>
          <draw:custom-shape draw:style-name="gr8" draw:text-style-name="P1" draw:layer="layout" svg:width="5.18cm" svg:height="7.878cm" svg:x="21.744cm" svg:y="5.3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.064cm" svg:height="2.286cm" svg:x="22.252cm" svg:y="6.59cm">
            <text:p text:style-name="P1">Template<text:line-break/>HTML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4.064cm" svg:height="1.27cm" svg:x="22.252cm" svg:y="9.13cm">
            <text:p text:style-name="P1">CSS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4.064cm" svg:height="1.27cm" svg:x="22.252cm" svg:y="10.63cm">
            <text:p text:style-name="P1">Javascript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4" draw:layer="layout" svg:width="1.861cm" svg:height="1.086cm" svg:x="23.323cm" svg:y="5.436cm">
          <draw:text-box>
            <text:p>View</text:p>
          </draw:text-box>
        </draw:frame>
        <draw:custom-shape draw:style-name="gr12" draw:text-style-name="P7" draw:layer="layout" svg:width="8.544cm" svg:height="1.294cm" svg:x="13.708cm" svg:y="7.0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7" draw:layer="layout" svg:width="2.101cm" svg:height="1.294cm" draw:transform="rotate (1.5707963267949) translate (13.716cm 17.52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7" draw:layer="layout" svg:width="1.016cm" svg:height="1.778cm" draw:transform="rotate (1.5707963267949) translate (11.93cm 7.0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016cm" svg:height="1.778cm" draw:transform="rotate (-1.5707963267949) translate (9.906cm 6.0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7" draw:layer="layout" svg:width="2.286cm" svg:height="1.778cm" draw:transform="rotate (-1.5707963267949) translate (7.62cm 1.5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7" draw:layer="layout" svg:width="2.286cm" svg:height="1.778cm" draw:transform="rotate (1.5707963267949) translate (13.716cm 3.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fo:padding-top="0.125cm" fo:padding-bottom="0.125cm" fo:padding-left="0.25cm" fo:padding-right="0.25cm" draw:shadow="hidden" draw:shadow-offset-x="0.2cm" draw:shadow-offset-y="0.2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18:19:12.074866788</meta:creation-date>
    <dc:date>2017-05-14T23:12:55.326042903</dc:date>
    <meta:editing-duration>PT9M24S</meta:editing-duration>
    <meta:editing-cycles>4</meta:editing-cycles>
    <meta:generator>LibreOffice/5.1.6.2$Linux_X86_64 LibreOffice_project/10m0$Build-2</meta:generator>
    <meta:document-statistic meta:object-count="55"/>
  </office:meta>
</office:document-meta>
</file>